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 style:list-style-name="L1">
      <style:text-properties style:font-name="Arial" officeooo:rsid="000ac0cd" officeooo:paragraph-rsid="000ac0cd"/>
    </style:style>
    <style:style style:name="P5" style:family="paragraph" style:parent-style-name="Standard" style:list-style-name="L1">
      <style:text-properties style:font-name="Arial" officeooo:rsid="000ade26" officeooo:paragraph-rsid="000ade26"/>
    </style:style>
    <style:style style:name="P6" style:family="paragraph" style:parent-style-name="Standard" style:list-style-name="L1">
      <style:text-properties style:font-name="Arial" officeooo:rsid="000ade26" officeooo:paragraph-rsid="000d988f"/>
    </style:style>
    <style:style style:name="P7" style:family="paragraph" style:parent-style-name="Standard" style:list-style-name="L1">
      <style:text-properties style:font-name="Arial" officeooo:rsid="000e7719" officeooo:paragraph-rsid="000e7719"/>
    </style:style>
    <style:style style:name="P8" style:family="paragraph" style:parent-style-name="Standard" style:list-style-name="L1">
      <style:text-properties officeooo:paragraph-rsid="000ac0cd"/>
    </style:style>
    <style:style style:name="P9" style:family="paragraph" style:parent-style-name="Standard" style:list-style-name="L1">
      <style:text-properties officeooo:rsid="000e7719" officeooo:paragraph-rsid="000e7719"/>
    </style:style>
    <style:style style:name="P10" style:family="paragraph" style:parent-style-name="Standard" style:list-style-name="L1">
      <style:text-properties officeooo:rsid="00106165" officeooo:paragraph-rsid="00106165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officeooo:rsid="000d988f"/>
    </style:style>
    <style:style style:name="T6" style:family="text">
      <style:text-properties officeooo:rsid="000e7719"/>
    </style:style>
    <style:style style:name="T7" style:family="text">
      <style:text-properties officeooo:rsid="00119aa0"/>
    </style:style>
    <style:style style:name="T8" style:family="text">
      <style:text-properties officeooo:rsid="00138d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437271685286973573" text:style-name="L1">
        <text:list-item>
          <text:p text:style-name="P9"><text:span text:style-name="T2">D</text:span><text:span text:style-name="T1">aten am Ende des Speichers. </text:span><text:span text:style-name="T3">Adressen hierzu h</text:span><text:span text:style-name="T1">andelt der Compiler.</text:span></text:p>
        </text:list-item>
        <text:list-item>
          <text:p text:style-name="P10"><text:span text:style-name="T1">Programmcode fängt bei 0 an</text:span></text:p>
        </text:list-item>
        <text:list-item>
          <text:p text:style-name="P10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8"><text:span text:style-name="T2">3 Bytes pro Befehl</text:span></text:p>
        </text:list-item>
        <text:list-item>
          <text:p text:style-name="P4"><text:span text:style-name="T2">Befehle können 2 Parameter haben</text:span></text:p>
        </text:list-item>
        <text:list-item>
          <text:p text:style-name="P4"><text:span text:style-name="T2">Konstanten werden mit dem </text:span><text:span text:style-name="T7">P</text:span><text:span text:style-name="T2">refix # markiert</text:span></text:p>
        </text:list-item>
        <text:list-item>
          <text:p text:style-name="P4">Register:</text:p>
          <text:list>
            <text:list-item>
              <text:p text:style-name="P4">1 Byte: a, b, c, d, e, f, g, h</text:p>
            </text:list-item>
            <text:list-item>
              <text:p text:style-name="P4">1 Wort:</text:p>
              <text:list>
                <text:list-item>
                  <text:p text:style-name="P4">a und b = w1</text:p>
                </text:list-item>
                <text:list-item>
                  <text:p text:style-name="P4">c und d = w2</text:p>
                </text:list-item>
                <text:list-item>
                  <text:p text:style-name="P4">e und f = w3</text:p>
                </text:list-item>
                <text:list-item>
                  <text:p text:style-name="P4">g und h = w4</text:p>
                </text:list-item>
              </text:list>
            </text:list-item>
            <text:list-item>
              <text:p text:style-name="P4">1DWort:</text:p>
              <text:list>
                <text:list-item>
                  <text:p text:style-name="P4">w1 und w2 = ax</text:p>
                </text:list-item>
                <text:list-item>
                  <text:p text:style-name="P4">w3 und w4 = bx</text:p>
                </text:list-item>
              </text:list>
            </text:list-item>
          </text:list>
        </text:list-item>
        <text:list-item>
          <text:p text:style-name="P5">Aufbau eines Befehls: (links nach rechts)</text:p>
          <text:list>
            <text:list-item>
              <text:p text:style-name="P5">6 bit: Befehl →<text:span text:style-name="T6"> 64 Befehle möglich</text:span></text:p>
            </text:list-item>
            <text:list-item>
              <text:p text:style-name="P6">3 bit: Info zum Befehl<text:tab/>→ bei manchen befehlen verkürzbar auf 2bit</text:p>
              <text:p text:style-name="P6"><text:tab/><text:tab/><text:tab/><text:tab/>damit auch 16 bit (2 Byte) Konstanten</text:p>
              <text:p text:style-name="P6"><text:tab/><text:tab/><text:tab/><text:tab/>genutzt werden können. <text:span text:style-name="T5">Details bei den Befehlen.</text:span></text:p>
            </text:list-item>
            <text:list-item>
              <text:p text:style-name="P5">15 bit: Adressen/Konstanten →<text:span text:style-name="T6"> reicht für mehr als 32768 Adressen</text:span></text:p>
            </text:list-item>
            <text:list-item>
              <text:p text:style-name="P7">Braucht ein Befehl zwei Adressen wird einfach zwei mal der gleiche Befehl hintereinander angegeben</text:p>
            </text:list-item>
            <text:list-item>
              <text:p text:style-name="P7">Sprungziele: Labels definierbar mit :<text:span text:style-name="T8">MY</text:span>LABEL: Buchstaben / Zahlen</text:p>
              <text:list>
                <text:list-item>
                  <text:p text:style-name="P7">beim Compilieren werden die Labels durch tatsächliche Adressen ersetz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05T12:43:13.799853844</dc:date>
    <meta:editing-duration>PT25M19S</meta:editing-duration>
    <meta:editing-cycles>10</meta:editing-cycles>
    <meta:generator>LibreOffice/5.2.2.2.0$Linux_X86_64 LibreOffice_project/20m0$Build-2</meta:generator>
    <meta:document-statistic meta:table-count="0" meta:image-count="0" meta:object-count="0" meta:page-count="1" meta:paragraph-count="27" meta:word-count="188" meta:character-count="919" meta:non-whitespace-character-count="775"/>
  </office:meta>
</office:document-meta>
</file>